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2.118cm"/>
    </style:style>
    <style:style style:name="co11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272cm"/>
    </style:style>
    <style:style style:name="co27" style:family="table-column">
      <style:table-column-properties fo:break-before="auto" style:column-width="1.552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3" style:family="text">
      <style:text-properties style:font-size-asian="9pt" style:font-size-complex="9pt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9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2" table:number-columns-repeated="1011" table:default-cell-style-name="ce6"/>
        <table:table-row table:style-name="ro4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4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4">больший</text:span></text:p>
            <text:p><text:span text:style-name="T4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2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9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23:23:21.4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6-09T23:23:51.587000000</dc:date>
    <meta:editing-duration>P9DT13H29M46S</meta:editing-duration>
    <meta:editing-cycles>4003</meta:editing-cycles>
    <meta:document-statistic meta:table-count="3" meta:cell-count="625" meta:object-count="0"/>
    <meta:user-defined meta:name="qrichtext">1</meta:user-defined>
  </office:meta>
</office:document-meta>
</file>